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4fc1ff" style:font-name="Droid Sans Mono" fo:font-size="10.5pt" fo:font-weight="normal" fo:background-color="#1e1e1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9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9pt" fo:letter-spacing="normal" fo:font-style="normal" fo:font-weight="normal" officeooo:paragraph-rsid="0007447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9pt" fo:letter-spacing="normal" fo:font-style="normal" fo:font-weight="normal" fo:background-color="#fff20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9pt" fo:letter-spacing="normal" fo:font-style="normal" fo:font-weight="normal" officeooo:rsid="0007ba18" officeooo:paragraph-rsid="0007ba18"/>
    </style:style>
    <style:style style:name="T1" style:family="text">
      <style:text-properties fo:color="#4fc1ff"/>
    </style:style>
    <style:style style:name="T2" style:family="text">
      <style:text-properties fo:color="#dcdcaa"/>
    </style:style>
    <style:style style:name="T3" style:family="text">
      <style:text-properties fo:color="#569cd6"/>
    </style:style>
    <style:style style:name="T4" style:family="text">
      <style:text-properties fo:color="#9cdc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: addImage does not support files of type 'UNKNOWN', please ensure that a plugin for 'UNKNOWN' support is added.</text:p>
      <text:p text:style-name="P2"/>
      <text:p text:style-name="P1"><text:span text:style-name="T1">doc</text:span>.<text:span text:style-name="T2">addHTML</text:span>(<text:span text:style-name="T3">this</text:span>.<text:span text:style-name="T4">listado</text:span>);</text:p>
      <text:p text:style-name="Standard"/>
      <text:p text:style-name="P3">941CUZW5X9M7ZJZ39EY0</text:p>
      <text:p text:style-name="P5">94MY83LYS8RXXNFWAA7U </text:p>
      <text:p text:style-name="P3">94IVVTCTVQI388KA6SSE</text:p>
      <text:p text:style-name="P3">94WOLN3L36O1EMKA6SSE</text:p>
      <text:p text:style-name="P3"/>
      <text:p text:style-name="P3"/>
      <text:p text:style-name="P6">no funcionan al escribirlo en la web</text:p>
      <text:p text:style-name="P3"><text:a xlink:type="simple" xlink:href="http://ideacomonjas-ardal2.espacionaturalelardal.com/" text:style-name="Internet_20_link" text:visited-style-name="Visited_20_Internet_20_Link">http://ideacomonjas-ardal2.espacionaturalelardal.com/</text:a></text:p>
      <text:p text:style-name="P4"><text:a xlink:type="simple" xlink:href="http://fichaalumno2.espacionaturalelardal.com/" text:style-name="Internet_20_link" text:visited-style-name="Visited_20_Internet_20_Link">http://fichaalumno2.espacionaturalelardal.com</text:a>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09:30:51.287326711</meta:creation-date>
    <dc:date>2020-10-13T16:55:54.606399928</dc:date>
    <meta:editing-duration>P6DT6H33M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3" meta:character-count="358" meta:non-whitespace-character-count="333"/>
  </office:meta>
</office:document-meta>
</file>